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family CYNIPOIDEA</text:p>
      <text:p text:style-name="P1"/>
      <text:p text:style-name="P2">Included in this superfamily are about 1,600 species of small, and often minute, insects which are usually black or darky coloured. <text:s/>Biologically they are of great interestas the various species are either <text:span text:style-name="T3">gall-makers,</text:span> inquilines or parasites, the first mentioned exhibiting the phenomena of heterogony[1] and agamogenesis[2]. The eggs are provided with a usually elongate pedicel, the larvae are apodous and maggot like, and there is no cocoon. In the great majority of the images the second gastral[3]tergem is larger than the remainder and in many cases forms almost the whole of the dorsal surface of the gaster. <text:s/>The trochantellus is more or less indicated but, as <text:span text:style-name="T2">Kieffer </text:span>points out, it is often no more than the contracted base of the femur. <text:s/>Authorities differ with regard to the division of the groupinto families; four families are delt with in the pages which follow. Kieffer (1914) and the recent revisional treatise of <text:span text:style-name="T2"><text:s/>Weld </text:span>(1952) who gives a key to the families and genera. </text:p>
      <text:p text:style-name="P2"/>
      <text:p text:style-name="P2"/>
      <text:p text:style-name="P2">Apart from the above I wish to know that when the fly lays her eggs (larvae) in October does it hibinate until March/April when it emerges as a fy of the same species that laid the egg(larvae).</text:p>
      <text:p text:style-name="P2"/>
      <text:p text:style-name="P2">If anyone can inform me of what happens to the larvae then please e-mail me on <text:a xlink:type="simple" xlink:href="mailto:mauricevaughan22@gmail.com" text:style-name="Internet_20_link" text:visited-style-name="Visited_20_Internet_20_Link">mauricevaughan22@gmail.com</text:a></text:p>
      <text:p text:style-name="P2"/>
      <text:p text:style-name="P2">Thank you.</text:p>
      <text:p text:style-name="P2"/>
      <text:p text:style-name="P2"/>
      <text:p text:style-name="P2"/>
      <text:p text:style-name="P2">Note <text:s/>1. Heterogony; the quality or state of being, diverse in character or content.</text:p>
      <text:list xml:id="list2641804457452531347" text:style-name="L1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  <text:p text:style-name="P2"><text:span text:style-name="T1"><text:tab/>2.</text:span>Agamogenesis; <text:span text:style-name="T1">asexual reproduction as by fussion, budding, <text:tab/>parthenogeneses.</text:span></text:p>
      <text:p text:style-name="P2"/>
      <text:list xml:id="list27924103090723008" text:style-name="L2">
        <text:list-item>
          <text:list>
            <text:list-item>
              <text:p text:style-name="P4">Gaster; the part of the abdomen behind the petiole.</text:p>
            </text:list-item>
          </text:list>
        </text:list-item>
      </text:list>
      <text:p text:style-name="P2"/>
      <text:p text:style-name="P2"/>
      <text:p text:style-name="P2"/>
      <text:p text:style-name="P2">I have plenty more to write about Galls but I thought I would giv it a break from here.</text:p>
      <text:p text:style-name="P2"/>
      <text:p text:style-name="P2">Maurice (Mo) Vaugh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ice  Vaughan</meta:initial-creator>
    <meta:creation-date>2017-10-18T11:54:57.90</meta:creation-date>
    <dc:date>2017-10-18T20:08:22.46</dc:date>
    <dc:creator>Maurice  Vaughan</dc:creator>
    <meta:editing-duration>PT54M3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0" meta:word-count="273" meta:character-count="1643"/>
  </office:meta>
</office:document-meta>
</file>